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6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99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318cm" svg:height="1.651cm" svg:x="10.306cm" svg:y="1.381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frame draw:style-name="gr2" draw:layer="layout" svg:width="6.522cm" svg:height="0.962cm" svg:x="1.209cm" svg:y="1.308cm">
          <draw:text-box>
            <text:p>APC PickNik Pipeline</text:p>
          </draw:text-box>
        </draw:frame>
        <draw:custom-shape draw:style-name="gr3" draw:text-style-name="P2" xml:id="id15" draw:id="id15" draw:layer="layout" svg:width="3.048cm" svg:height="1.27cm" svg:x="16.707cm" svg:y="6.58cm">
          <text:p text:style-name="P2"><text:span text:style-name="T2">Shelf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318cm" svg:height="1.651cm" svg:x="10.306cm" svg:y="4.175cm">
          <text:p text:style-name="P2"><text:span text:style-name="T2">APCManager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2.465cm" svg:y1="3.032cm" svg:x2="12.465cm" svg:y2="4.175cm" draw:start-shape="id1" draw:start-glue-point="2" draw:end-shape="id2" draw:end-glue-point="0" svg:d="M12465 3032v1143" svg:viewBox="0 0 1 1144">
          <text:p text:style-name="P5"/>
        </draw:connector>
        <draw:custom-shape draw:style-name="gr1" draw:text-style-name="P2" xml:id="id14" draw:id="id14" draw:layer="layout" svg:width="4.318cm" svg:height="1.651cm" svg:x="16.072cm" svg:y="4.175cm">
          <text:p text:style-name="P2"><text:span text:style-name="T2">AmazonJsonPar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318cm" svg:height="1.651cm" svg:x="5.191cm" svg:y="8.844cm">
          <text:p text:style-name="P2"><text:span text:style-name="T2">Learning</text:span><text:span text:style-name="T2"><text:line-break/></text:span><text:span text:style-name="T2">Pipelin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6" draw:id="id16" draw:layer="layout" svg:width="3.048cm" svg:height="1.27cm" svg:x="16.707cm" svg:y="8.531cm">
          <text:p text:style-name="P2"><text:span text:style-name="T2">Bin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7" draw:id="id17" draw:layer="layout" svg:width="3.048cm" svg:height="1.27cm" svg:x="16.707cm" svg:y="10.355cm">
          <text:p text:style-name="P2"><text:span text:style-name="T2">ProductObjec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3.048cm" svg:height="1.27cm" svg:x="16.748cm" svg:y="2.27cm">
          <text:p text:style-name="P2"><text:span text:style-name="T2">WorkOrde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318cm" svg:height="2.456cm" svg:x="5.191cm" svg:y="10.392cm">
          <draw:text-box>
            <text:p><text:span text:style-name="T3">Inherits from ManipulationPipeline, trains Lightning and analyzes workspace reachability</text:span></text:p>
          </draw:text-box>
        </draw:frame>
        <draw:connector draw:style-name="gr4" draw:text-style-name="P3" draw:layer="layout" svg:x1="12.465cm" svg:y1="5.826cm" svg:x2="12.465cm" svg:y2="8.844cm" draw:start-shape="id2" draw:start-glue-point="2" draw:end-shape="id3" draw:end-glue-point="0" svg:d="M12465 5826v3018" svg:viewBox="0 0 1 3019">
          <text:p/>
        </draw:connector>
        <draw:connector draw:style-name="gr6" draw:text-style-name="P5" draw:layer="layout" draw:type="line" svg:x1="10.244cm" svg:y1="9.669cm" svg:x2="9.509cm" svg:y2="9.669cm" draw:end-shape="id4" draw:end-glue-point="1" svg:d="M10244 9669h-735" svg:viewBox="0 0 736 1">
          <text:p/>
        </draw:connector>
        <draw:custom-shape draw:style-name="gr1" draw:text-style-name="P2" xml:id="id3" draw:id="id3" draw:layer="layout" svg:width="4.318cm" svg:height="1.651cm" svg:x="10.306cm" svg:y="8.844cm">
          <text:p text:style-name="P2"><text:span text:style-name="T2">Manipulation</text:span></text:p>
          <text:p text:style-name="P2"><text:span text:style-name="T2">Pipelin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0" draw:id="id10" draw:layer="layout" svg:width="4.318cm" svg:height="0.889cm" svg:x="10.306cm" svg:y="11.557cm">
          <text:p text:style-name="P2"><text:span text:style-name="T2">graspObjectPipelin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4.318cm" svg:height="0.889cm" svg:x="10.306cm" svg:y="14.716cm">
          <text:p text:style-name="P2"><text:span text:style-name="T2">chooseGrasp(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1" draw:id="id21" draw:layer="layout" svg:width="5.334cm" svg:height="0.889cm" svg:x="9.763cm" svg:y="15.986cm">
          <text:p text:style-name="P2"><text:span text:style-name="T2">computeStraightLinePath()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4.318cm" svg:height="0.889cm" svg:x="10.306cm" svg:y="13.1cm">
          <text:p text:style-name="P2"><text:span text:style-name="T2">chooseArm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318cm" svg:height="1.651cm" svg:x="16.072cm" svg:y="14.335cm">
          <text:p text:style-name="P2"><text:span text:style-name="T4">moveit_grasps</text:span></text:p>
          <text:p text:style-name="P2"><text:span text:style-name="T5">generateAxisGrasps(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6.072cm" svg:y1="15.16cm" svg:x2="14.624cm" svg:y2="15.16cm" draw:start-shape="id5" draw:start-glue-point="3" draw:end-shape="id6" svg:d="M16072 15160h-1448" svg:viewBox="0 0 1449 1">
          <text:p/>
        </draw:connector>
        <draw:custom-shape draw:style-name="gr1" draw:text-style-name="P2" xml:id="id7" draw:id="id7" draw:layer="layout" svg:width="4.318cm" svg:height="1.651cm" svg:x="16.072cm" svg:y="16.767cm">
          <text:p text:style-name="P2"><text:span text:style-name="T4">moveit_grasps</text:span></text:p>
          <text:p text:style-name="P2"><text:span text:style-name="T5">filterGrasps()</text:span></text:p>
          <text:p text:style-name="P2"><text:span text:style-name="T5">(inverse kinematics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8.231cm" svg:y1="15.986cm" svg:x2="18.231cm" svg:y2="16.767cm" draw:start-shape="id5" draw:start-glue-point="2" draw:end-shape="id7" draw:end-glue-point="0" svg:d="M18231 15986v781" svg:viewBox="0 0 1 782">
          <text:p/>
        </draw:connector>
        <draw:custom-shape draw:style-name="gr1" draw:text-style-name="P2" xml:id="id8" draw:id="id8" draw:layer="layout" svg:width="4.318cm" svg:height="1.651cm" svg:x="16.072cm" svg:y="19.034cm">
          <text:p text:style-name="P2"><text:span text:style-name="T4">moveit_grasps</text:span></text:p>
          <text:p text:style-name="P2"><text:span text:style-name="T5">filterGraspsInCollision(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s" svg:x1="18.231cm" svg:y1="18.418cm" svg:x2="18.231cm" svg:y2="19.034cm" draw:start-shape="id7" draw:start-glue-point="2" draw:end-shape="id8" draw:end-glue-point="0" svg:d="M18231 18418v500-386 502" svg:viewBox="0 0 1 617">
          <text:p/>
        </draw:connector>
        <draw:custom-shape draw:style-name="gr1" draw:text-style-name="P2" xml:id="id9" draw:id="id9" draw:layer="layout" svg:width="4.318cm" svg:height="1.651cm" svg:x="16.072cm" svg:y="21.166cm">
          <text:p text:style-name="P2"><text:span text:style-name="T4">moveit_grasps</text:span></text:p>
          <text:p text:style-name="P2"><text:span text:style-name="T5">chooseBestGrasp()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s" svg:x1="18.231cm" svg:y1="20.685cm" svg:x2="18.231cm" svg:y2="21.166cm" draw:start-shape="id8" draw:start-glue-point="2" draw:end-shape="id9" draw:end-glue-point="0" svg:d="M18231 20685v500-521 502" svg:viewBox="0 0 1 522">
          <text:p/>
        </draw:connector>
        <draw:frame draw:style-name="gr5" draw:text-style-name="P4" draw:layer="layout" svg:width="4.318cm" svg:height="1.574cm" svg:x="7.896cm" svg:y="17.002cm">
          <draw:text-box>
            <text:p><text:span text:style-name="T3">Cartesian path in approach direction to and from final grasp</text:span></text:p>
          </draw:text-box>
        </draw:frame>
        <draw:custom-shape draw:style-name="gr8" draw:text-style-name="P2" xml:id="id22" draw:id="id22" draw:layer="layout" svg:width="6.35cm" svg:height="7.239cm" svg:x="9.301cm" svg:y="18.653cm">
          <text:p text:style-name="P2"><text:span text:style-name="T4">openEndEffector()</text:span></text:p>
          <text:p text:style-name="P2"><text:span text:style-name="T4">move()</text:span></text:p>
          <text:p text:style-name="P2"><text:span text:style-name="T6">move to pregrasp pose</text:span></text:p>
          <text:p text:style-name="P2"><text:span text:style-name="T4">executeTrajectory()</text:span></text:p>
          <text:p text:style-name="P2"><text:span text:style-name="T6">move to grasp pose</text:span></text:p>
          <text:p text:style-name="P2"><text:span text:style-name="T4">closeEndEffector()</text:span></text:p>
          <text:p text:style-name="P2"><text:span text:style-name="T4">executeTrajectory()</text:span></text:p>
          <text:p text:style-name="P2"><text:span text:style-name="T6">move up straight</text:span></text:p>
          <text:p text:style-name="P2"><text:span text:style-name="T4">executeTrajectory()</text:span></text:p>
          <text:p text:style-name="P2"><text:span text:style-name="T6">move back straight</text:span></text:p>
          <text:p text:style-name="P2"><text:span text:style-name="T4">move()</text:span></text:p>
          <text:p text:style-name="P2"><text:span text:style-name="T7">plan to order bucket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2.465cm" svg:y1="10.495cm" svg:x2="12.465cm" svg:y2="11.557cm" draw:start-shape="id3" draw:start-glue-point="2" draw:end-shape="id10" draw:end-glue-point="0" svg:d="M12465 10495v1062" svg:viewBox="0 0 1 1063">
          <text:p/>
        </draw:connector>
        <draw:connector draw:style-name="gr6" draw:text-style-name="P5" draw:layer="layout" draw:type="line" svg:x1="12.465cm" svg:y1="12.446cm" svg:x2="12.465cm" svg:y2="13.1cm" draw:start-shape="id10" draw:start-glue-point="2" draw:end-shape="id11" draw:end-glue-point="0" svg:d="M12465 12446v654" svg:viewBox="0 0 1 655">
          <text:p/>
        </draw:connector>
        <draw:connector draw:style-name="gr6" draw:text-style-name="P5" xml:id="id12" draw:id="id12" draw:layer="layout" draw:type="line" svg:x1="12.465cm" svg:y1="13.989cm" svg:x2="12.465cm" svg:y2="13.989cm" draw:start-shape="id11" draw:start-glue-point="2" draw:end-shape="id11" draw:end-glue-point="2" svg:d="M12465 13989z" svg:viewBox="0 0 1 1">
          <text:p/>
        </draw:connector>
        <draw:connector draw:style-name="gr6" draw:text-style-name="P5" draw:layer="layout" draw:type="line" svg:x1="12.465cm" svg:y1="13.789cm" svg:x2="12.465cm" svg:y2="13.789cm" draw:start-shape="id12" draw:start-glue-point="0" draw:end-shape="id12" draw:end-glue-point="0" svg:d="M12465 13789z" svg:viewBox="0 0 1 1">
          <text:p/>
        </draw:connector>
        <draw:connector draw:style-name="gr6" draw:text-style-name="P5" draw:layer="layout" draw:type="line" svg:x1="12.465cm" svg:y1="14.089cm" svg:x2="12.465cm" svg:y2="14.716cm" draw:start-shape="id12" draw:start-glue-point="0" draw:end-shape="id6" draw:end-glue-point="0" svg:d="M12465 14089v627" svg:viewBox="0 0 1 628">
          <text:p/>
        </draw:connector>
        <draw:connector draw:style-name="gr6" draw:text-style-name="P5" xml:id="id13" draw:id="id13" draw:layer="layout" draw:type="line" svg:x1="12.465cm" svg:y1="15.986cm" svg:x2="12.465cm" svg:y2="15.986cm" svg:d="M12465 15986z" svg:viewBox="0 0 1 1">
          <text:p/>
        </draw:connector>
        <draw:connector draw:style-name="gr6" draw:text-style-name="P5" draw:layer="layout" draw:type="line" svg:x1="12.465cm" svg:y1="15.605cm" svg:x2="12.465cm" svg:y2="15.986cm" draw:start-shape="id6" draw:start-glue-point="2" draw:end-shape="id13" draw:end-glue-point="0" svg:d="M12465 15605v381" svg:viewBox="0 0 1 382">
          <text:p/>
        </draw:connector>
        <draw:connector draw:style-name="gr6" draw:text-style-name="P5" draw:layer="layout" draw:type="line" svg:x1="16.072cm" svg:y1="5cm" svg:x2="14.624cm" svg:y2="5cm" draw:start-shape="id14" draw:start-glue-point="3" draw:end-shape="id2" draw:end-glue-point="1" svg:d="M16072 5000h-1448" svg:viewBox="0 0 1449 1">
          <text:p/>
        </draw:connector>
        <draw:connector draw:style-name="gr6" draw:text-style-name="P5" draw:layer="layout" draw:type="line" svg:x1="18.231cm" svg:y1="5.826cm" svg:x2="18.231cm" svg:y2="6.58cm" draw:start-shape="id14" draw:start-glue-point="2" draw:end-shape="id15" draw:end-glue-point="0" svg:d="M18231 5826v754" svg:viewBox="0 0 1 755">
          <text:p/>
        </draw:connector>
        <draw:connector draw:style-name="gr6" draw:text-style-name="P5" draw:layer="layout" draw:type="line" svg:x1="18.231cm" svg:y1="7.85cm" svg:x2="18.231cm" svg:y2="8.531cm" draw:start-shape="id15" draw:start-glue-point="2" draw:end-shape="id16" draw:end-glue-point="0" svg:d="M18231 7850v681" svg:viewBox="0 0 1 682">
          <text:p/>
        </draw:connector>
        <draw:connector draw:style-name="gr6" draw:text-style-name="P5" draw:layer="layout" draw:type="line" svg:x1="18.231cm" svg:y1="9.801cm" svg:x2="18.231cm" svg:y2="10.355cm" draw:start-shape="id16" draw:start-glue-point="2" draw:end-shape="id17" draw:end-glue-point="0" svg:d="M18231 9801v554" svg:viewBox="0 0 1 555">
          <text:p/>
        </draw:connector>
        <draw:custom-shape draw:style-name="gr7" draw:text-style-name="P2" xml:id="id18" draw:id="id18" draw:layer="layout" svg:width="4.318cm" svg:height="0.889cm" svg:x="10.306cm" svg:y="6.334cm">
          <text:p text:style-name="P2"><text:span text:style-name="T2">runOrder(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4.318cm" svg:height="1.651cm" svg:x="4.048cm" svg:y="5.953cm">
          <text:p text:style-name="P2"><text:span text:style-name="T2">Perception</text:span><text:span text:style-name="T2"><text:line-break/></text:span><text:span text:style-name="T2">Pipeline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s" svg:x1="10.306cm" svg:y1="6.778cm" svg:x2="8.366cm" svg:y2="6.778cm" draw:start-shape="id18" draw:start-glue-point="3" draw:end-shape="id19" draw:end-glue-point="1" svg:d="M10306 6778h-501-938-501" svg:viewBox="0 0 1941 1">
          <text:p/>
        </draw:connector>
        <draw:connector draw:style-name="gr6" draw:text-style-name="P5" draw:layer="layout" draw:type="line" svg:x1="18.231cm" svg:y1="4.175cm" svg:x2="18.272cm" svg:y2="3.54cm" draw:start-shape="id14" draw:start-glue-point="0" draw:end-shape="id20" draw:end-glue-point="2" svg:d="M18231 4175l41-635" svg:viewBox="0 0 42 636">
          <text:p/>
        </draw:connector>
        <draw:connector draw:style-name="gr6" draw:text-style-name="P5" draw:layer="layout" draw:type="line" svg:x1="12.43cm" svg:y1="16.875cm" svg:x2="12.476cm" svg:y2="18.653cm" draw:start-shape="id21" draw:end-shape="id22" draw:end-glue-point="0" svg:d="M12430 16875l46 1778" svg:viewBox="0 0 47 17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2T18:15:28.654455616</meta:creation-date>
    <dc:date>2015-02-12T18:41:14.680931369</dc:date>
    <meta:editing-duration>PT10M26S</meta:editing-duration>
    <meta:editing-cycles>1</meta:editing-cycles>
    <meta:document-statistic meta:object-count="44"/>
    <meta:generator>LibreOffice/4.2.7.2$Linux_X86_64 LibreOffice_project/420m0$Build-2</meta:generator>
  </office:meta>
</office:document-meta>
</file>